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officeooo:rsid="0010727d" officeooo:paragraph-rsid="0010727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text-properties fo:font-size="15pt" fo:font-weight="bold" officeooo:rsid="0012865d" officeooo:paragraph-rsid="0012865d" style:font-size-asian="15pt" style:font-weight-asian="bold" style:font-size-complex="15pt" style:font-weight-complex="bold"/>
    </style:style>
    <style:style style:name="P4" style:family="paragraph" style:parent-style-name="Standard" style:list-style-name="L2">
      <style:text-properties officeooo:paragraph-rsid="0012865d"/>
    </style:style>
    <style:style style:name="T1" style:family="text">
      <style:text-properties officeooo:rsid="0010a3ae"/>
    </style:style>
    <style:style style:name="T2" style:family="text">
      <style:text-properties officeooo:rsid="0012865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vert channels in network protocols are a technique aiming to hide the very existence of secret communication in computer networks. </text:p>
      <text:p text:style-name="Standard"/>
      <text:p text:style-name="Standard">we present a systematic in-depth analysis of covert channels by modification for the Network Time Protocol (NTP) </text:p>
      <text:p text:style-name="Standard"/>
      <text:p text:style-name="Standard">Our analysis results in the identification of 49 covert channels, by applying a covert channel pattern-based taxonomy. </text:p>
      <text:p text:style-name="Standard"/>
      <text:p text:style-name="Standard">Two channels are selected and implemented to be evaluated in network test beds. </text:p>
      <text:p text:style-name="Standard"/>
      <text:p text:style-name="Standard">we show in our first assessment that practically <text:s/>undetectable channels can be implemented in NTP, motivating the required further research. </text:p>
      <text:p text:style-name="Standard"/>
      <text:p text:style-name="P1">Introduction</text:p>
      <text:p text:style-name="Standard">covert channels are a technique aiming to plausibly hide information in legitimate and normal (overt) network traffic, in order to stay undetected. Beside the possibility of hiding the identity or communication as security protection goals, multiple malicious purposes exist, such as leakage of confidential data [45] or establishment of Command-and-Control (C&amp;C) channels for Malware [5, 46]. </text:p>
      <text:p text:style-name="Standard"/>
      <text:p text:style-name="Standard">The number of Malware using covert channels grew in recent years [22, 38]. </text:p>
      <text:p text:style-name="Standard"/>
      <text:p text:style-name="Standard">The research community tries to keep up with the speed and hundreds of potential channels and corresponding countermeasures (mainly the detection) were studied [41]. However, most research focuses on description and testing of one, or few channels. </text:p>
      <text:p text:style-name="Standard"/>
      <text:p text:style-name="Standard">In this paper, we perform a systematic analysis of a network protocol, motivated by the pattern-based taxonomy of Wendzel et al. from 2015 [43]. </text:p>
      <text:p text:style-name="Standard"/>
      <text:p text:style-name="Standard">The complexity and required resources often render advanced (e.g. Machine Learning based) detection methods </text:p>
      <text:p text:style-name="Standard"/>
      <text:p text:style-name="Standard"><text:span text:style-name="T1">A</text:span> systematic analysis and evaluation of such different channels can lead to superordinate countermeasures. </text:p>
      <text:p text:style-name="Standard"/>
      <text:p text:style-name="Standard"/>
      <text:p text:style-name="Standard">The Network Time Protocol (NTP) is the default time synchronization protocol for all major desktop and mobile operating systems (OS), </text:p>
      <text:p text:style-name="Standard"/>
      <text:p text:style-name="Standard"><text:span text:style-name="T2">T</text:span>he infrastructure alone makes NTP an interesting carrier for covert channels in real-world networks. As we show in our work, the high heterogeneity of protocol fields in NTP packets makes it a good carrier for covert channels. </text:p>
      <text:p text:style-name="Standard"/>
      <text:p text:style-name="Standard">The systematic analysis of NTP in our work leads to the following contributions: </text:p>
      <text:list text:style-name="L1">
        <text:list-item>
          <text:p text:style-name="P2">Our systematic analysis of covert channels in NTP led to the discovery of 49 plausible channels (hiding by modification), which are compared by selecting and using nine key attributes as comparison criteria, such as capacity, suspicousness and reversibility. Further, we analyze the two existing NTP channels introduced by [2] and [40]. </text:p>
        </text:list-item>
        <text:list-item>
          <text:p text:style-name="P2">The theoretical results are compared with the plausibility in real-world OS NTP implementations, by testing operating systems (Windows 10, macOS, Ubuntu, iOS, Android). The findings show that some implementations are not NTP specification <text:soft-page-break/>compliant, leading to more heterogeneous NTP traffic, which makes the detection of covert channel harder. </text:p>
        </text:list-item>
        <text:list-item>
          <text:p text:style-name="P2">Our exemplary implementations of two channels (1) Undetectable channel in user-data value modulation and (2) Deep-Layer value modulation show that the high entropy in NTP packets can be used for the implementation of practically undetectable channels as well as that hidden information can be sent over multiple layers of the stratum architecture and that the data redundancy in these packets allows the implementation of reversible channels. </text:p>
        </text:list-item>
        <text:list-item>
          <text:p text:style-name="P2">Discussion on potential countermeasures or mitigation by elimination and distortion on network level, e.g. by normalization and certain network designs. </text:p>
        </text:list-item>
      </text:list>
      <text:p text:style-name="Standard"/>
      <text:p text:style-name="Standard">The remainder of the work is structured as follows: </text:p>
      <text:list text:style-name="L2">
        <text:list-item>
          <text:p text:style-name="P4">In Section 2 we reflect on previous work that evaluated manifold covert channels and derive a research gap. </text:p>
        </text:list-item>
        <text:list-item>
          <text:p text:style-name="P4">In Section 3 we describe NTP and important concepts behind covert channels. </text:p>
        </text:list-item>
        <text:list-item>
          <text:p text:style-name="P4">In Section 4 we introduce our research approach for deriving NTP channels and summarize our selected and used nine key attributes as comparison criteria. </text:p>
        </text:list-item>
        <text:list-item>
          <text:p text:style-name="P4">In Section 5 we describe all discovered channels and compare them by the selected nine key attributes. </text:p>
        </text:list-item>
        <text:list-item>
          <text:p text:style-name="P4">In Section 6 we explain the channels that we implemented as well as the results from their testing. </text:p>
        </text:list-item>
        <text:list-item>
          <text:p text:style-name="P4">In Section 7 we suggest a set of active countermeasures to suppress covert channels in NTP. </text:p>
        </text:list-item>
        <text:list-item>
          <text:p text:style-name="P4">In Section 8 we discuss the relevance of our findings and potential threats to validity. </text:p>
        </text:list-item>
        <text:list-item>
          <text:p text:style-name="P4">In Section 9 we conclude and encourage further work. </text:p>
        </text:list-item>
      </text:list>
      <text:p text:style-name="Standard"/>
      <text:p text:style-name="Standard"/>
      <text:p text:style-name="P3">Bibpliography</text:p>
      <text:p text:style-name="Standard"/>
      <text:p text:style-name="Standard">[5] L. Caviglione, M. Gaggero, J. Lalande, W. Mazurczyk, and M. Urbański. 2016. Seeing the Unseen: Revealing Mobile Malware Hidden Communications via Energy Consumption and Artificial Intelligence. IEEE Transactions on Information Forensics and Security 11, 4(2016), 799–810. </text:p>
      <text:p text:style-name="Standard">[46] Elundefinedbieta Zielińska, Wojciech Mazurczyk, and Krzysztof Szczypiorski. 2014. Trends in Steganography. Commun. ACM 57, 3 (March 2014), 86–95. </text:p>
      <text:p text:style-name="Standard"/>
      <text:p text:style-name="Standard"/>
      <text:p text:style-name="Standard">[22]Wojciech Mazurczyk and Luca Caviglione. 2015. Information Hiding as a Challenge for Malware Detection. IEEE Security &amp; Privacy 13, 2 (Mar 2015), 89–93. </text:p>
      <text:p text:style-name="Standard">[38] SIMARGL. 2019. Stegware – the latest trend in cybercrime. (February 2019). https://simargl.eu/blog/technical/stegware-the-latest-trend-in-cybercrime (https://simargl.eu/blog/technical/stegware-the-latest-trend-in-cybercrime). </text:p>
      <text:p text:style-name="Standard"/>
      <text:p text:style-name="Standard"/>
      <text:p text:style-name="Standard">[41] Steffen Wendzel. 2018. Get Me Cited, Scotty! Analysis of Citations in Covert Channel/Steganography Research. In Proceedings of the 13th International Conference on Availability, Reliability and Security (Hamburg, Germany) (ARES 2018). Association for Computing Machinery, New York, NY, USA, Article 13, 8 pages. </text:p>
      <text:p text:style-name="Standard"/>
      <text:p text:style-name="Standard"/>
      <text:p text:style-name="Standard">[43] Steffen Wendzel, Sebastian Zander, Bernhard Fechner, and Christian Herdin. 2015. Pattern-Based Survey and Categorization of Network Covert Channel Techniques. Comput. Surveys 47 (04 2015), 50:1–26. </text:p>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2:55:35.544000000</meta:creation-date>
    <dc:date>2025-03-25T13:21:11.627000000</dc:date>
    <meta:editing-duration>PT25M35S</meta:editing-duration>
    <meta:editing-cycles>3</meta:editing-cycles>
    <meta:generator>LibreOffice/7.5.7.1$Windows_X86_64 LibreOffice_project/47eb0cf7efbacdee9b19ae25d6752381ede23126</meta:generator>
    <meta:document-statistic meta:table-count="0" meta:image-count="0" meta:object-count="0" meta:page-count="3" meta:paragraph-count="35" meta:word-count="817" meta:character-count="5587" meta:non-whitespace-character-count="4786"/>
  </office:meta>
</office:document-meta>
</file>